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075366" officeooo:paragraph-rsid="00075366" style:font-weight-asian="bold" style:font-weight-complex="bold"/>
    </style:style>
    <style:style style:name="P2" style:family="paragraph" style:parent-style-name="Table_20_Contents">
      <style:paragraph-properties fo:text-align="center" style:justify-single-word="false"/>
      <style:text-properties fo:font-weight="bold" officeooo:rsid="0008c044" officeooo:paragraph-rsid="0008c044" style:font-weight-asian="bold" style:font-weight-complex="bold"/>
    </style:style>
    <style:style style:name="P3" style:family="paragraph" style:parent-style-name="Table_20_Contents">
      <style:paragraph-properties fo:text-align="center" style:justify-single-word="false"/>
      <style:text-properties fo:font-weight="normal" officeooo:rsid="0008c044" officeooo:paragraph-rsid="0008c044" style:font-weight-asian="normal" style:font-weight-complex="normal"/>
    </style:style>
    <style:style style:name="P4" style:family="paragraph" style:parent-style-name="Table_20_Contents" style:list-style-name="L1">
      <style:paragraph-properties fo:text-align="start" style:justify-single-word="false"/>
      <style:text-properties officeooo:rsid="0008c044" officeooo:paragraph-rsid="0008c044"/>
    </style:style>
    <style:style style:name="P5" style:family="paragraph" style:parent-style-name="Table_20_Contents" style:list-style-name="L1">
      <style:paragraph-properties fo:text-align="start" style:justify-single-word="false"/>
      <style:text-properties officeooo:rsid="0008c044" officeooo:paragraph-rsid="000946a4"/>
    </style:style>
    <style:style style:name="P6" style:family="paragraph" style:parent-style-name="Table_20_Contents">
      <style:paragraph-properties fo:text-align="center" style:justify-single-word="false"/>
      <style:text-properties officeooo:rsid="0008c044" officeooo:paragraph-rsid="0008c044"/>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946a4"/>
    </style:style>
    <style:style style:name="P9" style:family="paragraph" style:parent-style-name="Table_20_Contents">
      <style:paragraph-properties fo:text-align="center" style:justify-single-word="false"/>
      <style:text-properties officeooo:rsid="000946a4" officeooo:paragraph-rsid="000946a4"/>
    </style:style>
    <style:style style:name="P10" style:family="paragraph" style:parent-style-name="Table_20_Contents">
      <style:paragraph-properties fo:text-align="center" style:justify-single-word="false"/>
      <style:text-properties officeooo:rsid="000946a4" officeooo:paragraph-rsid="00096070"/>
    </style:style>
    <style:style style:name="P11" style:family="paragraph" style:parent-style-name="Table_20_Contents" style:list-style-name="L1">
      <style:paragraph-properties fo:text-align="start" style:justify-single-word="false"/>
      <style:text-properties officeooo:rsid="000946a4" officeooo:paragraph-rsid="000946a4"/>
    </style:style>
    <style:style style:name="P12" style:family="paragraph" style:parent-style-name="Table_20_Contents">
      <style:paragraph-properties fo:text-align="center" style:justify-single-word="false"/>
      <style:text-properties style:text-underline-style="none" officeooo:paragraph-rsid="000946a4"/>
    </style:style>
    <style:style style:name="P13" style:family="paragraph" style:parent-style-name="Table_20_Contents">
      <style:paragraph-properties fo:text-align="center" style:justify-single-word="false"/>
      <style:text-properties officeooo:rsid="00096070" officeooo:paragraph-rsid="00096070"/>
    </style:style>
    <style:style style:name="P14" style:family="paragraph" style:parent-style-name="Table_20_Contents">
      <style:paragraph-properties fo:text-align="center" style:justify-single-word="false"/>
      <style:text-properties officeooo:rsid="00096070" officeooo:paragraph-rsid="000af4df"/>
    </style:style>
    <style:style style:name="P15" style:family="paragraph" style:parent-style-name="Table_20_Contents" style:list-style-name="L1">
      <style:paragraph-properties fo:text-align="start" style:justify-single-word="false"/>
      <style:text-properties officeooo:rsid="00096070" officeooo:paragraph-rsid="00096070"/>
    </style:style>
    <style:style style:name="P16" style:family="paragraph" style:parent-style-name="Table_20_Contents">
      <style:paragraph-properties fo:text-align="center" style:justify-single-word="false"/>
      <style:text-properties officeooo:rsid="000af4df" officeooo:paragraph-rsid="000af4df"/>
    </style:style>
    <style:style style:name="P17" style:family="paragraph" style:parent-style-name="Table_20_Contents" style:list-style-name="L1">
      <style:paragraph-properties fo:text-align="start" style:justify-single-word="false"/>
      <style:text-properties officeooo:rsid="000af4df" officeooo:paragraph-rsid="000af4df"/>
    </style:style>
    <style:style style:name="P18" style:family="paragraph" style:parent-style-name="Table_20_Contents">
      <style:paragraph-properties fo:text-align="center" style:justify-single-word="false"/>
      <style:text-properties officeooo:rsid="000c140a" officeooo:paragraph-rsid="000c140a"/>
    </style:style>
    <style:style style:name="P19" style:family="paragraph" style:parent-style-name="Table_20_Contents" style:list-style-name="L2">
      <style:text-properties officeooo:rsid="000c140a" officeooo:paragraph-rsid="000c140a"/>
    </style:style>
    <style:style style:name="P20" style:family="paragraph" style:parent-style-name="Table_20_Contents">
      <style:paragraph-properties fo:text-align="center" style:justify-single-word="false"/>
      <style:text-properties officeooo:rsid="000cf37c" officeooo:paragraph-rsid="000cf37c"/>
    </style:style>
    <style:style style:name="P21" style:family="paragraph" style:parent-style-name="Table_20_Contents" style:list-style-name="L2">
      <style:text-properties officeooo:rsid="000cf37c" officeooo:paragraph-rsid="000cf37c"/>
    </style:style>
    <style:style style:name="P22" style:family="paragraph" style:parent-style-name="Table_20_Contents">
      <style:paragraph-properties fo:text-align="center" style:justify-single-word="false"/>
      <style:text-properties officeooo:rsid="000de30c" officeooo:paragraph-rsid="000de30c"/>
    </style:style>
    <style:style style:name="P23" style:family="paragraph" style:parent-style-name="Table_20_Contents" style:list-style-name="L3">
      <style:text-properties officeooo:rsid="000de30c" officeooo:paragraph-rsid="000de30c"/>
    </style:style>
    <style:style style:name="P24" style:family="paragraph" style:parent-style-name="Table_20_Contents">
      <style:paragraph-properties fo:text-align="center" style:justify-single-word="false"/>
      <style:text-properties officeooo:rsid="000f3c8f" officeooo:paragraph-rsid="000f3c8f"/>
    </style:style>
    <style:style style:name="P25" style:family="paragraph" style:parent-style-name="Table_20_Contents" style:list-style-name="L3">
      <style:text-properties officeooo:rsid="000f3c8f" officeooo:paragraph-rsid="000f3c8f"/>
    </style:style>
    <style:style style:name="P26" style:family="paragraph" style:parent-style-name="Standard">
      <style:paragraph-properties fo:text-align="center" style:justify-single-word="false"/>
      <style:text-properties officeooo:paragraph-rsid="000946a4"/>
    </style:style>
    <style:style style:name="P27" style:family="paragraph" style:parent-style-name="Standard">
      <style:paragraph-properties fo:text-align="center" style:justify-single-word="false"/>
      <style:text-properties officeooo:paragraph-rsid="00096070"/>
    </style:style>
    <style:style style:name="P28" style:family="paragraph" style:parent-style-name="Standard">
      <style:paragraph-properties fo:text-align="center" style:justify-single-word="false"/>
      <style:text-properties fo:color="#000000" style:text-underline-style="none" officeooo:paragraph-rsid="00096070"/>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center" style:justify-single-word="false"/>
      <style:text-properties officeooo:paragraph-rsid="00096070"/>
    </style:style>
    <style:style style:name="T1" style:family="text">
      <style:text-properties officeooo:rsid="000946a4"/>
    </style:style>
    <style:style style:name="T2" style:family="text">
      <style:text-properties style:text-underline-style="none"/>
    </style:style>
    <style:style style:name="T3" style:family="text">
      <style:text-properties fo:color="#000000" style:text-underline-style="none"/>
    </style:style>
    <style:style style:name="T4" style:family="text">
      <style:text-properties officeooo:rsid="00096070"/>
    </style:style>
    <style:style style:name="T5" style:family="text">
      <style:text-properties officeooo:rsid="000af4df"/>
    </style:style>
    <style:style style:name="T6" style:family="text">
      <style:text-properties officeooo:rsid="000de30c"/>
    </style:style>
    <style:style style:name="T7"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4"/>
        <table:table-row>
          <table:table-cell table:style-name="Table1.A1" office:value-type="string">
            <text:p text:style-name="P1">PRODUCT</text:p>
          </table:table-cell>
          <table:table-cell table:style-name="Table1.A1" office:value-type="string">
            <text:p text:style-name="P1">GENERIC NAME</text:p>
          </table:table-cell>
          <table:table-cell table:style-name="Table1.A1" office:value-type="string">
            <text:p text:style-name="P2">DESCRIPTION</text:p>
          </table:table-cell>
          <table:table-cell table:style-name="Table1.D1" office:value-type="string">
            <text:p text:style-name="P2">PRICE<text:span text:style-name="T1">(not fix)</text:span></text:p>
          </table:table-cell>
        </table:table-row>
        <table:table-row>
          <table:table-cell table:style-name="Table1.A2" office:value-type="string">
            <text:p text:style-name="P3">AMBROXOL 15mg <text:span text:style-name="T1">Syrup</text:span></text:p>
          </table:table-cell>
          <table:table-cell table:style-name="Table1.A2" office:value-type="string">
            <text:list xml:id="list3167728121773576499" text:style-name="L1">
              <text:list-item>
                <text:p text:style-name="P4">Mucosolvan</text:p>
              </text:list-item>
              <text:list-item>
                <text:p text:style-name="P4">Ambrolex</text:p>
              </text:list-item>
              <text:list-item>
                <text:p text:style-name="P4">Zobrixol</text:p>
              </text:list-item>
            </text:list>
          </table:table-cell>
          <table:table-cell table:style-name="Table1.A2" office:value-type="string">
            <text:p text:style-name="P7">Ambroxol is a clinically proven systemically active mucolytic agent. When administered orally onset of action occurs after about 30 minutes. The breakdown of acid mucopolysaccharide fibers makes the sputum thinner and less viscous and therefore more easily removed by coughing. Although sputum volume eventually decreases, its viscosity remains low for as long as treatment is maintained.</text:p>
          </table:table-cell>
          <table:table-cell table:style-name="Table1.D2" office:value-type="string">
            <text:p text:style-name="P6">30.00 php</text:p>
          </table:table-cell>
        </table:table-row>
        <table:table-row>
          <table:table-cell table:style-name="Table1.A2" office:value-type="string">
            <text:p text:style-name="P9">AMBROXOL 30mg Syrup </text:p>
          </table:table-cell>
          <table:table-cell table:style-name="Table1.A2" office:value-type="string">
            <text:list xml:id="list21336843819768" text:continue-numbering="true" text:style-name="L1">
              <text:list-item>
                <text:p text:style-name="P4">Mucosolvan</text:p>
              </text:list-item>
              <text:list-item>
                <text:p text:style-name="P4">Ambrolex</text:p>
              </text:list-item>
              <text:list-item>
                <text:p text:style-name="P4">Zobrixol</text:p>
              </text:list-item>
            </text:list>
          </table:table-cell>
          <table:table-cell table:style-name="Table1.A2" office:value-type="string">
            <text:p text:style-name="P8"/>
          </table:table-cell>
          <table:table-cell table:style-name="Table1.D2" office:value-type="string">
            <text:p text:style-name="P9">35.50 php</text:p>
          </table:table-cell>
        </table:table-row>
        <table:table-row>
          <table:table-cell table:style-name="Table1.A2" office:value-type="string">
            <text:p text:style-name="P9">AMBROXOL 30mg Tablet</text:p>
          </table:table-cell>
          <table:table-cell table:style-name="Table1.A2" office:value-type="string">
            <text:list xml:id="list21335992223469" text:continue-numbering="true" text:style-name="L1">
              <text:list-item>
                <text:p text:style-name="P5">Mucosolvan</text:p>
              </text:list-item>
              <text:list-item>
                <text:p text:style-name="P5">Ambrolex</text:p>
              </text:list-item>
              <text:list-item>
                <text:p text:style-name="P5">Zobrixol</text:p>
              </text:list-item>
            </text:list>
          </table:table-cell>
          <table:table-cell table:style-name="Table1.A2" office:value-type="string">
            <text:p text:style-name="P8"/>
          </table:table-cell>
          <table:table-cell table:style-name="Table1.D2" office:value-type="string">
            <text:p text:style-name="P9">1.25 php</text:p>
            <text:p text:style-name="P9"/>
          </table:table-cell>
        </table:table-row>
        <table:table-row>
          <table:table-cell table:style-name="Table1.A2" office:value-type="string">
            <text:p text:style-name="P9">CARBOCISTEINE 500mg Capsul</text:p>
          </table:table-cell>
          <table:table-cell table:style-name="Table1.A2" office:value-type="string">
            <text:list xml:id="list21336630415476" text:continue-numbering="true" text:style-name="L1">
              <text:list-item>
                <text:p text:style-name="P11">Loviscol</text:p>
              </text:list-item>
              <text:list-item>
                <text:p text:style-name="P11">Solmux</text:p>
              </text:list-item>
              <text:list-item>
                <text:p text:style-name="P11">Phlegmol</text:p>
              </text:list-item>
            </text:list>
          </table:table-cell>
          <table:table-cell table:style-name="Table1.A2" office:value-type="string">
            <text:p text:style-name="P26"><text:span text:style-name="T2">A mucolytic that reduces the viscosity of </text:span><text:a xlink:type="simple" xlink:href="http://www.yourdictionary.com/sputum" text:style-name="Internet_20_link" text:visited-style-name="Visited_20_Internet_20_Link"><text:span text:style-name="T3">sputum</text:span></text:a></text:p>
            <text:p text:style-name="P12"/>
          </table:table-cell>
          <table:table-cell table:style-name="Table1.D2" office:value-type="string">
            <text:p text:style-name="P13">2.75 php</text:p>
          </table:table-cell>
        </table:table-row>
        <table:table-row>
          <table:table-cell table:style-name="Table1.A2" office:value-type="string">
            <text:p text:style-name="P10">CARBOCISTEINE <text:span text:style-name="T4">250mg Syrup</text:span></text:p>
          </table:table-cell>
          <table:table-cell table:style-name="Table1.A2" office:value-type="string">
            <text:list xml:id="list21337406734198" text:continue-numbering="true" text:style-name="L1">
              <text:list-item>
                <text:p text:style-name="P15">Loviscol</text:p>
              </text:list-item>
              <text:list-item>
                <text:p text:style-name="P15">Solmux</text:p>
              </text:list-item>
              <text:list-item>
                <text:p text:style-name="P15">Carbosol</text:p>
              </text:list-item>
            </text:list>
          </table:table-cell>
          <table:table-cell table:style-name="Table1.A2" office:value-type="string">
            <text:p text:style-name="P28"/>
          </table:table-cell>
          <table:table-cell table:style-name="Table1.D2" office:value-type="string">
            <text:p text:style-name="P13">39.50</text:p>
          </table:table-cell>
        </table:table-row>
        <table:table-row>
          <table:table-cell table:style-name="Table1.A2" office:value-type="string">
            <text:p text:style-name="P13">GUIAFENESIN 100mg Syrup</text:p>
          </table:table-cell>
          <table:table-cell table:style-name="Table1.A2" office:value-type="string">
            <text:list xml:id="list21336672209532" text:continue-numbering="true" text:style-name="L1">
              <text:list-item>
                <text:p text:style-name="P15">Robitussin</text:p>
              </text:list-item>
              <text:list-item>
                <text:p text:style-name="P15">Benadryl Exp</text:p>
              </text:list-item>
              <text:list-item>
                <text:p text:style-name="P15">Transpulmin-G</text:p>
              </text:list-item>
            </text:list>
          </table:table-cell>
          <table:table-cell table:style-name="Table1.A2" office:value-type="string">
            <text:p text:style-name="P27"><text:span text:style-name="T4">A</text:span>n expectorant used in cough syrups and sometimes for pain relief from fibromyalgia.</text:p>
          </table:table-cell>
          <table:table-cell table:style-name="Table1.D2" office:value-type="string">
            <text:p text:style-name="P13">26.75</text:p>
          </table:table-cell>
        </table:table-row>
        <table:table-row>
          <table:table-cell table:style-name="Table1.A2" office:value-type="string">
            <text:p text:style-name="P13">PHENYL+PARA+CPM Tab (COLDZEP)</text:p>
          </table:table-cell>
          <table:table-cell table:style-name="Table1.A2" office:value-type="string">
            <text:list xml:id="list21336826630332" text:continue-numbering="true" text:style-name="L1">
              <text:list-item>
                <text:p text:style-name="P15">Neozep</text:p>
              </text:list-item>
              <text:list-item>
                <text:p text:style-name="P15">Decolgen Forte</text:p>
              </text:list-item>
              <text:list-item>
                <text:p text:style-name="P15">Nafarin-A</text:p>
              </text:list-item>
            </text:list>
          </table:table-cell>
          <table:table-cell table:style-name="Table1.A2" office:value-type="string">
            <text:p text:style-name="P27"><text:span text:style-name="T5">F</text:span>or relief of  symptoms associated with common colds such as headache, allergic rhinitis and sinusitis.</text:p>
          </table:table-cell>
          <table:table-cell table:style-name="Table1.D2" office:value-type="string">
            <text:p text:style-name="P16">3.50</text:p>
          </table:table-cell>
        </table:table-row>
        <table:table-row>
          <table:table-cell table:style-name="Table1.A2" office:value-type="string">
            <text:p text:style-name="P14">PHENYL+PARA+<text:span text:style-name="T5">DEX</text:span><text:soft-page-break/><text:span text:style-name="T5">TRO Tablet</text:span></text:p>
          </table:table-cell>
          <table:table-cell table:style-name="Table1.A2" office:value-type="string">
            <text:list xml:id="list21337485782842" text:continue-numbering="true" text:style-name="L1">
              <text:list-item>
                <text:p text:style-name="P17">Tuseran</text:p>
              </text:list-item>
            </text:list>
          </table:table-cell>
          <table:table-cell table:style-name="Table1.A2" office:value-type="string">
            <text:p text:style-name="P27"><text:span text:style-name="T5">R</text:span>elief of nonstop cough, <text:soft-page-break/>nasal congestion, pain fever and other symptoms associated with the common cold and other uncomplicated respiratory tract infections.</text:p>
          </table:table-cell>
          <table:table-cell table:style-name="Table1.D2" office:value-type="string">
            <text:p text:style-name="P16">7.50</text:p>
          </table:table-cell>
        </table:table-row>
        <table:table-row>
          <table:table-cell table:style-name="Table1.A2" office:value-type="string">
            <text:p text:style-name="P16">PHENYL 60ml Syrup</text:p>
          </table:table-cell>
          <table:table-cell table:style-name="Table1.A2" office:value-type="string">
            <text:list xml:id="list21336193847510" text:continue-numbering="true" text:style-name="L1">
              <text:list-item>
                <text:p text:style-name="P17">Disudrin</text:p>
              </text:list-item>
              <text:list-item>
                <text:p text:style-name="P17">Decolgen</text:p>
              </text:list-item>
              <text:list-item>
                <text:p text:style-name="P17">Dimetapp</text:p>
              </text:list-item>
            </text:list>
          </table:table-cell>
          <table:table-cell table:style-name="Table1.A2" office:value-type="string">
            <text:p text:style-name="P30">Brompheniramine is an antihistamine that reduces the effects of natural chemical histamine in the body. Histamine can produce symptoms of sneezing, itching, watery eyes, and runny nose.</text:p>
            <text:p text:style-name="Text_20_body">Phenylephrine is a decongestant that shrinks blood vessels in the nasal passages. Dilated blood vessels can cause nasal congestion (stuffy nose).</text:p>
            <text:p text:style-name="Text_20_body">Brompheniramine and phenylephrine is a combination medicine used to treat symptoms of the common cold or seasonal allergies, including sneezing, runny or stuffy nose, and itchy, watery eyes.</text:p>
            <text:p text:style-name="P27"/>
          </table:table-cell>
          <table:table-cell table:style-name="Table1.D2" office:value-type="string">
            <text:p text:style-name="P18">39.50</text:p>
          </table:table-cell>
        </table:table-row>
        <table:table-row>
          <table:table-cell table:style-name="Table1.A2" office:value-type="string">
            <text:p text:style-name="P18">MEFENAMIC ACID 250mg Capsul</text:p>
          </table:table-cell>
          <table:table-cell table:style-name="Table1.A2" office:value-type="string">
            <text:list xml:id="list351199387739208087" text:style-name="L2">
              <text:list-item>
                <text:p text:style-name="P19">Ponstan</text:p>
              </text:list-item>
              <text:list-item>
                <text:p text:style-name="P19">Gardan</text:p>
              </text:list-item>
              <text:list-item>
                <text:p text:style-name="P19">Dolfenal</text:p>
              </text:list-item>
            </text:list>
          </table:table-cell>
          <table:table-cell table:style-name="Table1.A2" office:value-type="string">
            <text:p text:style-name="P29">Mefenamic acid is a nonsteroidal anti-inflammatory drug (NSAID). Mefenamic acid works by reducing hormones that cause inflammation and pain <text:soft-page-break/>in the body.</text:p>
            <text:p text:style-name="Text_20_body">Mefenamic acid is used short-term (7 days or less) to treat mild to moderate pain in adults and children who are at least 14 years old. Mefenamic acid is also used to treat menstrual pain.</text:p>
            <text:p text:style-name="Text_20_body">Mefenamic acid may also be used for purposes not listed in this medication guide.</text:p>
            <text:p text:style-name="P7"/>
          </table:table-cell>
          <table:table-cell table:style-name="Table1.D2" office:value-type="string">
            <text:p text:style-name="P20">1.50 php</text:p>
          </table:table-cell>
        </table:table-row>
        <table:table-row>
          <table:table-cell table:style-name="Table1.A2" office:value-type="string">
            <text:p text:style-name="P20">MEFENAMIC ACID 500mg Capsul</text:p>
          </table:table-cell>
          <table:table-cell table:style-name="Table1.A2" office:value-type="string">
            <text:list xml:id="list21336740259461" text:continue-numbering="true" text:style-name="L2">
              <text:list-item>
                <text:p text:style-name="P21">Ponstan</text:p>
              </text:list-item>
              <text:list-item>
                <text:p text:style-name="P21">Gardan</text:p>
              </text:list-item>
              <text:list-item>
                <text:p text:style-name="P21">Dolfenal</text:p>
              </text:list-item>
            </text:list>
          </table:table-cell>
          <table:table-cell table:style-name="Table1.A2" office:value-type="string">
            <text:p text:style-name="P7"/>
          </table:table-cell>
          <table:table-cell table:style-name="Table1.D2" office:value-type="string">
            <text:p text:style-name="P20">2.00 php</text:p>
          </table:table-cell>
        </table:table-row>
        <table:table-row>
          <table:table-cell table:style-name="Table1.A2" office:value-type="string">
            <text:p text:style-name="P20">PARACETAMOL 250mg Syrup</text:p>
          </table:table-cell>
          <table:table-cell table:style-name="Table1.A2" office:value-type="string">
            <text:list xml:id="list21337398406600" text:continue-numbering="true" text:style-name="L2">
              <text:list-item>
                <text:p text:style-name="P21">Tempra Forte</text:p>
              </text:list-item>
              <text:list-item>
                <text:p text:style-name="P21">Biogesic</text:p>
              </text:list-item>
              <text:list-item>
                <text:p text:style-name="P21">Calpol</text:p>
              </text:list-item>
            </text:list>
          </table:table-cell>
          <table:table-cell table:style-name="Table1.A2" office:value-type="string">
            <text:p text:style-name="P29">Paracetamol (acetaminophen) is a pain reliever and a fever reducer. The exact mechanism of action of is not known.</text:p>
            <text:p text:style-name="Text_20_body">Paracetamol is used to treat many conditions such as headache, muscle aches, arthritis, backache, toothaches, colds, and fevers. It relieves pain in mild arthritis but has no effect on the underlying inflammation and swelling of the joint.</text:p>
          </table:table-cell>
          <table:table-cell table:style-name="Table1.D2" office:value-type="string">
            <text:p text:style-name="P20">30.00 php</text:p>
          </table:table-cell>
        </table:table-row>
        <table:table-row>
          <table:table-cell table:style-name="Table1.A2" office:value-type="string">
            <text:p text:style-name="P20">PARACETAMOL 500mg Tablet</text:p>
          </table:table-cell>
          <table:table-cell table:style-name="Table1.A2" office:value-type="string">
            <text:list xml:id="list21336786553750" text:continue-numbering="true" text:style-name="L2">
              <text:list-item>
                <text:p text:style-name="P21">Tempra Forte</text:p>
              </text:list-item>
              <text:list-item>
                <text:p text:style-name="P21">Biogesic</text:p>
              </text:list-item>
              <text:list-item>
                <text:p text:style-name="P21">Calpol</text:p>
              </text:list-item>
            </text:list>
          </table:table-cell>
          <table:table-cell table:style-name="Table1.A2" office:value-type="string">
            <text:p text:style-name="P29"/>
          </table:table-cell>
          <table:table-cell table:style-name="Table1.D2" office:value-type="string">
            <text:p text:style-name="P20">0.75 <text:span text:style-name="T6">php</text:span></text:p>
          </table:table-cell>
        </table:table-row>
        <text:soft-page-break/>
        <table:table-row>
          <table:table-cell table:style-name="Table1.A2" office:value-type="string">
            <text:p text:style-name="P20">PARACETAMOL+IBUP Capsul (ENERLAX)</text:p>
          </table:table-cell>
          <table:table-cell table:style-name="Table1.A2" office:value-type="string">
            <text:list xml:id="list21336907418312" text:continue-numbering="true" text:style-name="L2">
              <text:list-item>
                <text:p text:style-name="P21">Alaxan FR</text:p>
              </text:list-item>
              <text:list-item>
                <text:p text:style-name="P21">Restolax</text:p>
              </text:list-item>
              <text:list-item>
                <text:p text:style-name="P21">Muskelox</text:p>
              </text:list-item>
            </text:list>
          </table:table-cell>
          <table:table-cell table:style-name="Table1.A2" office:value-type="string">
            <text:p text:style-name="P29">Ibuprofen + Paracetamol <text:span text:style-name="T6">i</text:span>s used for the relief of mild to moderately severe pain of muscoskeletal origin such as muscle pain (myalgia), arthritis sprain, strain, backache and stiff neck <text:span text:style-name="T6">and </text:span>also used for the relief of tension headache, dysmenorrhea, toothache, pain after tooth extraction and minor surgical operations. </text:p>
          </table:table-cell>
          <table:table-cell table:style-name="Table1.D2" office:value-type="string">
            <text:p text:style-name="P22">2.75 php</text:p>
          </table:table-cell>
        </table:table-row>
        <table:table-row>
          <table:table-cell table:style-name="Table1.A2" office:value-type="string">
            <text:p text:style-name="P22">SALBUTAMOL 2mg Syrup</text:p>
          </table:table-cell>
          <table:table-cell table:style-name="Table1.A2" office:value-type="string">
            <text:list xml:id="list2354046593170120425" text:style-name="L3">
              <text:list-item>
                <text:p text:style-name="P23">Ventolin</text:p>
              </text:list-item>
              <text:list-item>
                <text:p text:style-name="P23">Asfrenon</text:p>
              </text:list-item>
              <text:list-item>
                <text:p text:style-name="P23">Librentin</text:p>
              </text:list-item>
            </text:list>
          </table:table-cell>
          <table:table-cell table:style-name="Table1.A2" office:value-type="string">
            <text:p text:style-name="P29"><text:span text:style-name="T7">Salbutamol</text:span>, also known as <text:span text:style-name="T7">albuterol</text:span> and marketed as <text:span text:style-name="T7">Ventolin</text:span> among other names, is a medication that opens up the medium and large airways in the lungs. It is used to treat asthma including asthma attacks, exercise-induced bronchoconstriction, and chronic obstructive pulmonary disease. It may also be used to treat high blood potassium levels. Salbutamol is usually used with an inhaler or nebulizer but is also available as a pill and intravenous solution. Onset of action of the inhaled version is typically within 15 <text:soft-page-break/>minutes and lasts for two to six hours.</text:p>
            <text:p text:style-name="P7"/>
          </table:table-cell>
          <table:table-cell table:style-name="Table1.D2" office:value-type="string">
            <text:p text:style-name="P22">28.00 php</text:p>
          </table:table-cell>
        </table:table-row>
        <table:table-row>
          <table:table-cell table:style-name="Table1.A2" office:value-type="string">
            <text:p text:style-name="P22">SALBUTAMOL 2mg Tablet</text:p>
          </table:table-cell>
          <table:table-cell table:style-name="Table1.A2" office:value-type="string">
            <text:list xml:id="list21337854559724" text:continue-numbering="true" text:style-name="L3">
              <text:list-item>
                <text:p text:style-name="P23">Ventolin</text:p>
              </text:list-item>
              <text:list-item>
                <text:p text:style-name="P23">Asfrenon</text:p>
              </text:list-item>
              <text:list-item>
                <text:p text:style-name="P23">Asmalin</text:p>
              </text:list-item>
            </text:list>
          </table:table-cell>
          <table:table-cell table:style-name="Table1.A2" office:value-type="string">
            <text:p text:style-name="P7"/>
          </table:table-cell>
          <table:table-cell table:style-name="Table1.D2" office:value-type="string">
            <text:p text:style-name="P22">0.75 php</text:p>
          </table:table-cell>
        </table:table-row>
        <table:table-row>
          <table:table-cell table:style-name="Table1.A2" office:value-type="string">
            <text:p text:style-name="P22">SALBUTAMOL Nebules</text:p>
          </table:table-cell>
          <table:table-cell table:style-name="Table1.A2" office:value-type="string">
            <text:list xml:id="list21336880564151" text:continue-numbering="true" text:style-name="L3">
              <text:list-item>
                <text:p text:style-name="P23">Asmalin</text:p>
              </text:list-item>
              <text:list-item>
                <text:p text:style-name="P23">Ventolin Nebules</text:p>
              </text:list-item>
            </text:list>
          </table:table-cell>
          <table:table-cell table:style-name="Table1.A2" office:value-type="string">
            <text:p text:style-name="P7"/>
          </table:table-cell>
          <table:table-cell table:style-name="Table1.D2" office:value-type="string">
            <text:p text:style-name="P22">8.50 php</text:p>
          </table:table-cell>
        </table:table-row>
        <table:table-row>
          <table:table-cell table:style-name="Table1.A2" office:value-type="string">
            <text:p text:style-name="P24">SALBU + GUIAFENESIN 100ml Syrup</text:p>
          </table:table-cell>
          <table:table-cell table:style-name="Table1.A2" office:value-type="string">
            <text:list xml:id="list21336122916893" text:continue-numbering="true" text:style-name="L3">
              <text:list-item>
                <text:p text:style-name="P25">Ventolin Expectorant</text:p>
              </text:list-item>
              <text:list-item>
                <text:p text:style-name="P25">Pulmovent</text:p>
              </text:list-item>
            </text:list>
          </table:table-cell>
          <table:table-cell table:style-name="Table1.A2" office:value-type="string">
            <text:p text:style-name="P7"/>
          </table:table-cell>
          <table:table-cell table:style-name="Table1.D2" office:value-type="string">
            <text:p text:style-name="P24">34.25 php</text:p>
          </table:table-cell>
        </table:table-row>
        <table:table-row>
          <table:table-cell table:style-name="Table1.A2" office:value-type="string">
            <text:p text:style-name="P24"/>
          </table:table-cell>
          <table:table-cell table:style-name="Table1.A2" office:value-type="string">
            <text:list xml:id="list21337156677856" text:continue-numbering="true" text:style-name="L3">
              <text:list-item>
                <text:p text:style-name="P25"/>
              </text:list-item>
            </text:list>
          </table:table-cell>
          <table:table-cell table:style-name="Table1.A2" office:value-type="string">
            <text:p text:style-name="P7"/>
          </table:table-cell>
          <table:table-cell table:style-name="Table1.D2"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02:11:50.479798680</meta:creation-date>
    <dc:date>2017-11-18T02:13:35.555054468</dc:date>
    <meta:editing-duration>PT1M45S</meta:editing-duration>
    <meta:editing-cycles>1</meta:editing-cycles>
    <meta:document-statistic meta:table-count="1" meta:image-count="0" meta:object-count="0" meta:page-count="5" meta:paragraph-count="106" meta:word-count="657" meta:character-count="4046" meta:non-whitespace-character-count="3542"/>
    <meta:generator>LibreOffice/5.1.6.2$Linux_X86_64 LibreOffice_project/10m0$Build-2</meta:generator>
  </office:meta>
</office:document-meta>
</file>